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Calibri" style:font-name-asian="WenQuanYi Micro Hei" style:font-name-complex="Calibri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[.B2]*0.0328" office:value-type="float" office:value="18.8272">
            <text:p>18.8272</text:p>
          </table:table-cell>
          <table:table-cell table:formula="of:=(1440-[.C2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[.B3]*0.0328" office:value-type="float" office:value="22.7304">
            <text:p>22.7304</text:p>
          </table:table-cell>
          <table:table-cell table:formula="of:=(1440-[.C3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[.B4]*0.0328" office:value-type="float" office:value="24.4688">
            <text:p>24.4688</text:p>
          </table:table-cell>
          <table:table-cell table:formula="of:=(1440-[.C4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[.B5]*0.0328" office:value-type="float" office:value="27.1912">
            <text:p>27.1912</text:p>
          </table:table-cell>
          <table:table-cell table:formula="of:=(1440-[.C5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4" office:value-type="string">
            <text:p><text:span text:style-name="T1"><text:a xlink:href="http://www.cs.rit.edu/~tmh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[.B6]*0.0328" office:value-type="float" office:value="29.9136">
            <text:p>29.9136</text:p>
          </table:table-cell>
          <table:table-cell table:formula="of:=(1440-[.C6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[.B7]*0.0328" office:value-type="float" office:value="32.7344">
            <text:p>32.7344</text:p>
          </table:table-cell>
          <table:table-cell table:formula="of:=(1440-[.C7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[.B8]*0.0328" office:value-type="float" office:value="35.4568">
            <text:p>35.4568</text:p>
          </table:table-cell>
          <table:table-cell table:formula="of:=(1440-[.C8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[.B9]*0.0328" office:value-type="float" office:value="38.2448">
            <text:p>38.2448</text:p>
          </table:table-cell>
          <table:table-cell table:formula="of:=(1440-[.C9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[.B10]*0.0328" office:value-type="float" office:value="41">
            <text:p>41</text:p>
          </table:table-cell>
          <table:table-cell table:formula="of:=(1440-[.C10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[.B11]*0.0328" office:value-type="float" office:value="43.8864">
            <text:p>43.8864</text:p>
          </table:table-cell>
          <table:table-cell table:formula="of:=(1440-[.C11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[.B12]*0.0328" office:value-type="float" office:value="46.576">
            <text:p>46.576</text:p>
          </table:table-cell>
          <table:table-cell table:formula="of:=(1440-[.C12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[.B13]*0.0328" office:value-type="float" office:value="49.3312">
            <text:p>49.3312</text:p>
          </table:table-cell>
          <table:table-cell table:formula="of:=(1440-[.C13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[.B14]*0.0328" office:value-type="float" office:value="52.0208">
            <text:p>52.0208</text:p>
          </table:table-cell>
          <table:table-cell table:formula="of:=(1440-[.C14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[.B15]*0.0328" office:value-type="float" office:value="54.0216">
            <text:p>54.0216</text:p>
          </table:table-cell>
          <table:table-cell table:formula="of:=(1440-[.C15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[.B16]*0.0328" office:value-type="float" office:value="57.6624">
            <text:p>57.6624</text:p>
          </table:table-cell>
          <table:table-cell table:formula="of:=(1440-[.C16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number-columns-repeated="1016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[.B17]*0.0328" office:value-type="float" office:value="60.3848">
            <text:p>60.3848</text:p>
          </table:table-cell>
          <table:table-cell table:formula="of:=(1440-[.C17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[.B18]*0.0328" office:value-type="float" office:value="63.1072">
            <text:p>63.1072</text:p>
          </table:table-cell>
          <table:table-cell table:formula="of:=(1440-[.C18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[.B19]*0.0328" office:value-type="float" office:value="65.764">
            <text:p>65.764</text:p>
          </table:table-cell>
          <table:table-cell table:formula="of:=(1440-[.C19])*0.0328" office:value-type="float" office:value="13.9728">
            <text:p>13.97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[.B20]*0.0328" office:value-type="float" office:value="18.86">
            <text:p>18.86</text:p>
          </table:table-cell>
          <table:table-cell table:formula="of:=(1440-[.C20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[.B21]*0.0328" office:value-type="float" office:value="22.8288">
            <text:p>22.8288</text:p>
          </table:table-cell>
          <table:table-cell table:formula="of:=(1440-[.C21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[.B22]*0.0328" office:value-type="float" office:value="24.4032">
            <text:p>24.4032</text:p>
          </table:table-cell>
          <table:table-cell table:formula="of:=(1440-[.C22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[.B23]*0.0328" office:value-type="float" office:value="27.224">
            <text:p>27.224</text:p>
          </table:table-cell>
          <table:table-cell table:formula="of:=(1440-[.C23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[.B24]*0.0328" office:value-type="float" office:value="29.9792">
            <text:p>29.9792</text:p>
          </table:table-cell>
          <table:table-cell table:formula="of:=(1440-[.C24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[.B25]*0.0328" office:value-type="float" office:value="32.7672">
            <text:p>32.7672</text:p>
          </table:table-cell>
          <table:table-cell table:formula="of:=(1440-[.C25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[.B26]*0.0328" office:value-type="float" office:value="35.4896">
            <text:p>35.4896</text:p>
          </table:table-cell>
          <table:table-cell table:formula="of:=(1440-[.C26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[.B27]*0.0328" office:value-type="float" office:value="38.212">
            <text:p>38.212</text:p>
          </table:table-cell>
          <table:table-cell table:formula="of:=(1440-[.C27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[.B28]*0.0328" office:value-type="float" office:value="41.0656">
            <text:p>41.0656</text:p>
          </table:table-cell>
          <table:table-cell table:formula="of:=(1440-[.C28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[.B29]*0.0328" office:value-type="float" office:value="43.788">
            <text:p>43.788</text:p>
          </table:table-cell>
          <table:table-cell table:formula="of:=(1440-[.C29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[.B30]*0.0328" office:value-type="float" office:value="46.5432">
            <text:p>46.5432</text:p>
          </table:table-cell>
          <table:table-cell table:formula="of:=(1440-[.C30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[.B31]*0.0328" office:value-type="float" office:value="49.3312">
            <text:p>49.3312</text:p>
          </table:table-cell>
          <table:table-cell table:formula="of:=(1440-[.C31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[.B32]*0.0328" office:value-type="float" office:value="52.0536">
            <text:p>52.0536</text:p>
          </table:table-cell>
          <table:table-cell table:formula="of:=(1440-[.C32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[.B33]*0.0328" office:value-type="float" office:value="54.8088">
            <text:p>54.8088</text:p>
          </table:table-cell>
          <table:table-cell table:formula="of:=(1440-[.C33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[.B34]*0.0328" office:value-type="float" office:value="57.5968">
            <text:p>57.5968</text:p>
          </table:table-cell>
          <table:table-cell table:formula="of:=(1440-[.C34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[.B35]*0.0328" office:value-type="float" office:value="60.4176">
            <text:p>60.4176</text:p>
          </table:table-cell>
          <table:table-cell table:formula="of:=(1440-[.C35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[.B36]*0.0328" office:value-type="float" office:value="63.14">
            <text:p>63.14</text:p>
          </table:table-cell>
          <table:table-cell table:formula="of:=(1440-[.C36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[.B37]*0.0328" office:value-type="float" office:value="65.9608">
            <text:p>65.9608</text:p>
          </table:table-cell>
          <table:table-cell table:formula="of:=(1440-[.C37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[.B38]*0.0328" office:value-type="float" office:value="68.716">
            <text:p>68.716</text:p>
          </table:table-cell>
          <table:table-cell table:formula="of:=(1440-[.C38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[.B39]*0.0328" office:value-type="float" office:value="71.0776">
            <text:p>71.0776</text:p>
          </table:table-cell>
          <table:table-cell table:formula="of:=(1440-[.C39])*0.0328" office:value-type="float" office:value="38.6056">
            <text:p>38.605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[.B40]*0.0328" office:value-type="float" office:value="86.8216">
            <text:p>86.8216</text:p>
          </table:table-cell>
          <table:table-cell table:formula="of:=(1440-[.C40])*0.0328" office:value-type="float" office:value="36.5064">
            <text:p>36.506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[.B41]*0.0328" office:value-type="float" office:value="0">
            <text:p>0</text:p>
          </table:table-cell>
          <table:table-cell table:formula="of:=(1440-[.C41])*0.0328" office:value-type="float" office:value="47.232">
            <text:p>47.232</text:p>
          </table:table-cell>
          <table:table-cell/>
          <table:table-cell office:value-type="string">
            <text:p><text:a xlink:href="http://www.cs.rit.edu/~robotlab/HonorsLab">http://www.cs.rit.edu/~robotlab/HonorsLab</text:a></text:p>
          </table:table-cell>
          <table:table-cell office:value-type="string">
            <text:p><text:a xlink:href="http://honors.rit.edu/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[.B42]*0.0328" office:value-type="float" office:value="44.8376">
            <text:p>44.8376</text:p>
          </table:table-cell>
          <table:table-cell table:formula="of:=(1440-[.C42])*0.0328" office:value-type="float" office:value="35.7848">
            <text:p>35.78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[.B43]*0.0328" office:value-type="float" office:value="55.9568">
            <text:p>55.9568</text:p>
          </table:table-cell>
          <table:table-cell table:formula="of:=(1440-[.C43])*0.0328" office:value-type="float" office:value="35.7848">
            <text:p>35.78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[.B44]*0.0328" office:value-type="float" office:value="28.536">
            <text:p>28.536</text:p>
          </table:table-cell>
          <table:table-cell table:formula="of:=(1440-[.C44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formula="of:=[.B45]*0.0328" office:value-type="float" office:value="39.5896">
            <text:p>39.5896</text:p>
          </table:table-cell>
          <table:table-cell table:formula="of:=(1440-[.C45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[.B46]*0.0328" office:value-type="float" office:value="44.8704">
            <text:p>44.8704</text:p>
          </table:table-cell>
          <table:table-cell table:formula="of:=(1440-[.C46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[.B47]*0.0328" office:value-type="float" office:value="58.9416">
            <text:p>58.9416</text:p>
          </table:table-cell>
          <table:table-cell table:formula="of:=(1440-[.C47])*0.0328" office:value-type="float" office:value="16.728">
            <text:p>16.7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[.B48]*0.0328" office:value-type="float" office:value="68.7488">
            <text:p>68.7488</text:p>
          </table:table-cell>
          <table:table-cell table:formula="of:=(1440-[.C48])*0.0328" office:value-type="float" office:value="36.4408">
            <text:p>36.440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[.B49]*0.0328" office:value-type="float" office:value="64.7472">
            <text:p>64.7472</text:p>
          </table:table-cell>
          <table:table-cell table:formula="of:=(1440-[.C49])*0.0328" office:value-type="float" office:value="16.0064">
            <text:p>16.006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[.B50]*0.0328" office:value-type="float" office:value="67.24">
            <text:p>67.24</text:p>
          </table:table-cell>
          <table:table-cell table:formula="of:=(1440-[.C50])*0.0328" office:value-type="float" office:value="15.9736">
            <text:p>15.973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[.B51]*0.0328" office:value-type="float" office:value="35.4896">
            <text:p>35.4896</text:p>
          </table:table-cell>
          <table:table-cell table:formula="of:=(1440-[.C51])*0.0328" office:value-type="float" office:value="35.7848">
            <text:p>35.7848</text:p>
          </table:table-cell>
          <table:table-cell/>
          <table:table-cell table:style-name="ce4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[.B52]*0.0328" office:value-type="float" office:value="0">
            <text:p>0</text:p>
          </table:table-cell>
          <table:table-cell table:formula="of:=(1440-[.C52])*0.0328" office:value-type="float" office:value="47.232">
            <text:p>47.232</text:p>
          </table:table-cell>
          <table:table-cell/>
          <table:table-cell office:value-type="string">
            <text:p><text:a xlink:href="http://www.cs.rit.edu/~robotlab/StudentCenter">http://www.cs.rit.edu/~robotlab/StudentCenter</text:a></text:p>
          </table:table-cell>
          <table:table-cell office:value-type="string">
            <text:p>http://csc.cs.rit.edu/</text:p>
          </table:table-cell>
          <table:table-cell table:number-columns-repeated="1016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[.B53]*0.0328" office:value-type="float" office:value="0">
            <text:p>0</text:p>
          </table:table-cell>
          <table:table-cell table:formula="of:=(1440-[.C53])*0.0328" office:value-type="float" office:value="47.232">
            <text:p>47.2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dCenter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table:number-columns-repeated="1016"/>
        </table:table-row>
        <table:table-row table:style-name="ro2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table:formula="of:=[.B54]*0.0328" office:value-type="float" office:value="107.1576">
            <text:p>107.1576</text:p>
          </table:table-cell>
          <table:table-cell table:formula="of:=(1440-[.C54])*0.0328" office:value-type="float" office:value="15.2848">
            <text:p>15.284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CSOffice">http://www.cs.rit.edu/~robotlab/CSOffice</text:a></text:p>
          </table:table-cell>
          <table:table-cell office:value-type="string">
            <text:p><text:a xlink:href="http://www/">http://www</text:a>.cs.rit.edu/</text:p>
          </table:table-cell>
          <table:table-cell table:number-columns-repeated="1016"/>
        </table:table-row>
        <table:table-row table:style-name="ro2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table:formula="of:=[.B55]*0.0328" office:value-type="float" office:value="107.1576">
            <text:p>107.1576</text:p>
          </table:table-cell>
          <table:table-cell table:formula="of:=(1440-[.C55])*0.0328" office:value-type="float" office:value="24.5016">
            <text:p>24.5016</text:p>
          </table:table-cell>
          <table:table-cell office:value-type="string">
            <text:p>W</text:p>
          </table:table-cell>
          <table:table-cell table:style-name="ce5" office:value-type="string">
            <text:p><text:span text:style-name="T2"><text:a xlink:href="http://www.cs.rit.edu/~robotlab/Class3000">http://www.cs.rit.edu/~robotlab/Class300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[.B56]*0.0328" office:value-type="float" office:value="62.3528">
            <text:p>62.3528</text:p>
          </table:table-cell>
          <table:table-cell table:formula="of:=(1440-[.C56])*0.0328" office:value-type="float" office:value="36.572">
            <text:p>36.572</text:p>
          </table:table-cell>
          <table:table-cell/>
          <table:table-cell table:style-name="ce5" office:value-type="string">
            <text:p><text:span text:style-name="T2"><text:a xlink:href="http://www.cs.rit.edu/~robotlab/Class3510">http://www.cs.rit.edu/~robotlab/Class351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[.B57]*0.0328" office:value-type="float" office:value="26.896">
            <text:p>26.896</text:p>
          </table:table-cell>
          <table:table-cell table:formula="of:=(1440-[.C57])*0.0328" office:value-type="float" office:value="36.5064">
            <text:p>36.506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560">http://www.cs.rit.edu/~robotlab/Class356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[.B58]*0.0328" office:value-type="float" office:value="12.8904">
            <text:p>12.8904</text:p>
          </table:table-cell>
          <table:table-cell table:formula="of:=(1440-[.C58])*0.0328" office:value-type="float" office:value="16.728">
            <text:p>16.72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2"><text:a xlink:href="http://www.cs.rit.edu/~robotlab/Class3690">http://www.cs.rit.edu/~robotlab/Class369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[.B59]*0.0328" office:value-type="float" office:value="68.5192">
            <text:p>68.5192</text:p>
          </table:table-cell>
          <table:table-cell table:formula="of:=(1440-[.C59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55">http://www.cs.rit.edu/~robotlab/Class345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[.B60]*0.0328" office:value-type="float" office:value="76.8504">
            <text:p>76.8504</text:p>
          </table:table-cell>
          <table:table-cell table:formula="of:=(1440-[.C60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45">http://www.cs.rit.edu/~robotlab/Class344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[.B61]*0.0328" office:value-type="float" office:value="85.116">
            <text:p>85.116</text:p>
          </table:table-cell>
          <table:table-cell table:formula="of:=(1440-[.C61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S">http://www.cs.rit.edu/~robotlab/Class3435S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[.B62]*0.0328" office:value-type="float" office:value="93.644">
            <text:p>93.644</text:p>
          </table:table-cell>
          <table:table-cell table:formula="of:=(1440-[.C62])*0.0328" office:value-type="float" office:value="13.0544">
            <text:p>13.054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N">http://www.cs.rit.edu/~robotlab/Class3435N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formula="of:=[.B63]*0.0328" office:value-type="float" office:value="92.9552">
            <text:p>92.9552</text:p>
          </table:table-cell>
          <table:table-cell table:formula="of:=(1440-[.C63])*0.0328" office:value-type="float" office:value="26.7976">
            <text:p>26.7976</text:p>
          </table:table-cell>
          <table:table-cell table:style-name="ce3" office:value-type="string">
            <text:p>E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formula="of:=[.B64]*0.0328" office:value-type="float" office:value="19.7128">
            <text:p>19.7128</text:p>
          </table:table-cell>
          <table:table-cell table:formula="of:=(1440-[.C64])*0.0328" office:value-type="float" office:value="23.0256">
            <text:p>23.0256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formula="of:=[.B65]*0.0328" office:value-type="float" office:value="19.7456">
            <text:p>19.7456</text:p>
          </table:table-cell>
          <table:table-cell table:formula="of:=(1440-[.C65])*0.0328" office:value-type="float" office:value="26.9944">
            <text:p>26.994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formula="of:=[.B66]*0.0328" office:value-type="float" office:value="19.7456">
            <text:p>19.7456</text:p>
          </table:table-cell>
          <table:table-cell table:formula="of:=(1440-[.C66])*0.0328" office:value-type="float" office:value="30.9632">
            <text:p>30.963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formula="of:=[.B67]*0.0328" office:value-type="float" office:value="73.2096">
            <text:p>73.2096</text:p>
          </table:table-cell>
          <table:table-cell table:formula="of:=(1440-[.C67])*0.0328" office:value-type="float" office:value="25.8464">
            <text:p>25.846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formula="of:=[.B68]*0.0328" office:value-type="float" office:value="75.0464">
            <text:p>75.0464</text:p>
          </table:table-cell>
          <table:table-cell table:formula="of:=(1440-[.C68])*0.0328" office:value-type="float" office:value="23.4848">
            <text:p>23.484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formula="of:=[.B69]*0.0328" office:value-type="float" office:value="82.3936">
            <text:p>82.3936</text:p>
          </table:table-cell>
          <table:table-cell table:formula="of:=(1440-[.C69])*0.0328" office:value-type="float" office:value="36.736">
            <text:p>36.736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formula="of:=[.B70]*0.0328" office:value-type="float" office:value="17.6136">
            <text:p>17.6136</text:p>
          </table:table-cell>
          <table:table-cell table:formula="of:=(1440-[.C70])*0.0328" office:value-type="float" office:value="22.304">
            <text:p>22.304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formula="of:=[.B71]*0.0328" office:value-type="float" office:value="17.6136">
            <text:p>17.6136</text:p>
          </table:table-cell>
          <table:table-cell table:formula="of:=(1440-[.C71])*0.0328" office:value-type="float" office:value="26.4368">
            <text:p>26.436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table:formula="of:=[.B72]*0.0328" office:value-type="float" office:value="103.156">
            <text:p>103.156</text:p>
          </table:table-cell>
          <table:table-cell table:formula="of:=(1440-[.C72])*0.0328" office:value-type="float" office:value="39.5896">
            <text:p>39.5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table:formula="of:=[.B73]*0.0328" office:value-type="float" office:value="84.4928">
            <text:p>84.4928</text:p>
          </table:table-cell>
          <table:table-cell table:formula="of:=(1440-[.C73])*0.0328" office:value-type="float" office:value="16.072">
            <text:p>16.07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2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table:formula="of:=[.B74]*0.0328" office:value-type="float" office:value="87.7072">
            <text:p>87.7072</text:p>
          </table:table-cell>
          <table:table-cell table:formula="of:=(1440-[.C74])*0.0328" office:value-type="float" office:value="16.072">
            <text:p>16.07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TestRobotLab1</text:p>
          </table:table-cell>
          <table:table-cell office:value-type="float" office:value="2616">
            <text:p>2616</text:p>
          </table:table-cell>
          <table:table-cell office:value-type="float" office:value="435">
            <text:p>435</text:p>
          </table:table-cell>
          <table:table-cell table:formula="of:=[.B75]*0.0328" office:value-type="float" office:value="85.8048">
            <text:p>85.8048</text:p>
          </table:table-cell>
          <table:table-cell table:style-name="ce1" table:formula="of:=(1440-[.C75])*0.0328" office:value-type="float" office:value="32.964">
            <text:p>32.964</text:p>
          </table:table-cell>
          <table:table-cell table:style-name="Default" office:value-type="string">
            <text:p><text:s text:c="15"/>E</text:p>
          </table:table-cell>
          <table:table-cell table:style-name="Default" office:value-type="string">
            <text:p><text:a xlink:href="http://www.cs.rit.edu/~robotlab/TestRobotLab1">http://www.cs.rit.edu/~robotlab/TestRobotLab1</text:a>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TestRobotLab2</text:p>
          </table:table-cell>
          <table:table-cell office:value-type="float" office:value="2795">
            <text:p>2795</text:p>
          </table:table-cell>
          <table:table-cell office:value-type="float" office:value="438">
            <text:p>438</text:p>
          </table:table-cell>
          <table:table-cell table:style-name="ce1" table:formula="of:=[.B76]*0.0328" office:value-type="float" office:value="91.676">
            <text:p>91.676</text:p>
          </table:table-cell>
          <table:table-cell table:style-name="ce1" table:formula="of:=(1440-[.C76])*0.0328" office:value-type="float" office:value="32.8656">
            <text:p>32.8656</text:p>
          </table:table-cell>
          <table:table-cell office:value-type="string">
            <text:p>W</text:p>
          </table:table-cell>
          <table:table-cell office:value-type="string">
            <text:p>http://www.cs.rit.edu/~robotlab/TestRobotLab2</text:p>
          </table:table-cell>
          <table:table-cell table:style-name="Default"/>
          <table:table-cell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0" number:min-integer-digits="1" number:grouping="true"/>
      <number:text> </number:text>
    </number:number-style>
    <number:number-style style:name="N5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2P0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15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Butler</meta:initial-creator>
    <meta:creation-date>2012-06-20T18:56:21</meta:creation-date>
    <dc:date>2013-05-21T15:02:45</dc:date>
    <meta:generator>OpenOffice.org/3.2$Linux OpenOffice.org_project/320m12$Build-9483</meta:generator>
    <meta:editing-duration>PT13H42M43S</meta:editing-duration>
    <meta:editing-cycles>35</meta:editing-cycles>
    <dc:creator>Ravdeep </dc:creator>
    <meta:document-statistic meta:table-count="1" meta:cell-count="603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